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e5d" officeooo:paragraph-rsid="000fae5d"/>
    </style:style>
    <style:style style:name="P2" style:family="paragraph" style:parent-style-name="Standard">
      <style:text-properties officeooo:paragraph-rsid="000fae5d"/>
    </style:style>
    <style:style style:name="P3" style:family="paragraph" style:parent-style-name="Standard">
      <style:text-properties fo:font-weight="bold" officeooo:rsid="000fae5d" officeooo:paragraph-rsid="000fae5d" style:font-weight-asian="bold" style:font-weight-complex="bold"/>
    </style:style>
    <style:style style:name="P4" style:family="paragraph" style:parent-style-name="Standard">
      <style:text-properties fo:font-weight="bold" officeooo:paragraph-rsid="000fae5d" style:font-weight-asian="bold" style:font-weight-complex="bold"/>
    </style:style>
    <style:style style:name="P5" style:family="paragraph" style:parent-style-name="Standard">
      <style:text-properties fo:font-weight="bold" officeooo:rsid="001232bd" officeooo:paragraph-rsid="001232bd" style:font-weight-asian="bold" style:font-weight-complex="bold"/>
    </style:style>
    <style:style style:name="P6" style:family="paragraph" style:parent-style-name="Standard">
      <style:text-properties style:font-name="Nimbus Mono PS" officeooo:rsid="000fae5d" officeooo:paragraph-rsid="000fae5d"/>
    </style:style>
    <style:style style:name="P7" style:family="paragraph" style:parent-style-name="Standard">
      <style:text-properties style:font-name="Nimbus Mono PS" officeooo:paragraph-rsid="000fae5d"/>
    </style:style>
    <style:style style:name="P8" style:family="paragraph" style:parent-style-name="Standard">
      <style:text-properties style:font-name="Nimbus Mono PS" officeooo:paragraph-rsid="0014e6a4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232bd" officeooo:paragraph-rsid="001232b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c9211e" loext:opacity="100%" style:font-name="Nimbus Mono PS" officeooo:paragraph-rsid="000fae5d"/>
    </style:style>
    <style:style style:name="P11" style:family="paragraph" style:parent-style-name="Standard">
      <style:text-properties officeooo:paragraph-rsid="0014e6a4"/>
    </style:style>
    <style:style style:name="P12" style:family="paragraph" style:parent-style-name="Standard">
      <style:text-properties style:font-name="Liberation Serif" officeooo:rsid="0014e6a4" officeooo:paragraph-rsid="0014e6a4"/>
    </style:style>
    <style:style style:name="P13" style:family="paragraph" style:parent-style-name="Standard">
      <style:text-properties style:font-name="Liberation Serif" officeooo:paragraph-rsid="0014e6a4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4pt" fo:font-weight="bold" officeooo:rsid="0014e6a4" officeooo:paragraph-rsid="0014e6a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4e6a4" officeooo:paragraph-rsid="0014e6a4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0fae5d"/>
    </style:style>
    <style:style style:name="T1" style:family="text">
      <style:text-properties officeooo:rsid="000fae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Nimbus Mono PS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officeooo:rsid="0014e6a4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bold" officeooo:rsid="0014e6a4" style:font-weight-asian="bold" style:font-weight-complex="bold"/>
    </style:style>
    <style:style style:name="T9" style:family="text">
      <style:text-properties fo:color="#b47804" loext:opacity="100%"/>
    </style:style>
    <style:style style:name="T10" style:family="text">
      <style:text-properties fo:color="#b47804" loext:opacity="100%" style:font-name="Nimbus Mono PS"/>
    </style:style>
    <style:style style:name="T11" style:family="text">
      <style:text-properties fo:color="#3465a4" loext:opacity="100%"/>
    </style:style>
    <style:style style:name="T12" style:family="text">
      <style:text-properties officeooo:rsid="0014e6a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er/Exécuter FileZilla</text:p>
      <text:p text:style-name="P9"/>
      <text:p text:style-name="P5"/>
      <text:p text:style-name="P3">1. Télécharger l’archive</text:p>
      <text:p text:style-name="P1"/>
      <text:p text:style-name="P3">2. Extraire l’archive</text:p>
      <text:p text:style-name="P3"><text:span text:style-name="T5">Ouvre un terminal et va dans le dossier où tu as téléchargé le fichier (par exemple </text:span><text:span text:style-name="Source_20_Text"><text:span text:style-name="T5">~/Téléchargements</text:span></text:span><text:span text:style-name="T5">) :</text:span></text:p>
      <text:p text:style-name="P3"><text:span text:style-name="T5"/></text:p>
      <text:p text:style-name="P1"><text:tab/><text:span text:style-name="T10">cd</text:span><text:span text:style-name="T3"> ~/Téléchargements</text:span></text:p>
      <text:p text:style-name="P6"><text:tab/>tar -xf FileZilla_3.69.3_x86_64-linux-gnu.tar.xz</text:p>
      <text:p text:style-name="P1"/>
      <text:p text:style-name="P1">Cela va créer un dossier du type :</text:p>
      <text:p text:style-name="P1">FileZilla3/</text:p>
      <text:p text:style-name="P1"/>
      <text:p text:style-name="P3">3. Lancer FileZilla</text:p>
      <text:p text:style-name="P1">Entre dans ce dossier puis lance le binaire :</text:p>
      <text:p text:style-name="P1"/>
      <text:p text:style-name="P1"><text:tab/><text:span text:style-name="T10">cd</text:span><text:span text:style-name="T3"> FileZilla3/bin</text:span></text:p>
      <text:p text:style-name="P6"><text:tab/>./filezilla</text:p>
      <text:p text:style-name="P1"/>
      <text:p text:style-name="P1">FileZilla se lancera directement.</text:p>
      <text:p text:style-name="P1"/>
      <text:p text:style-name="P4"><text:span text:style-name="T1">4. </text:span>(Optionnel) Créer un raccourci</text:p>
      <text:p text:style-name="P16">Si tu veux l’avoir dans ton menu d’applications :</text:p>
      <text:p text:style-name="P16"><text:span text:style-name="T1"><text:tab/>1. </text:span>Déplace le dossier complet à un endroit plus “propre”, par exemple :</text:p>
      <text:p text:style-name="P2"><text:tab/><text:tab/><text:span text:style-name="T3">sudo </text:span><text:span text:style-name="T10">mv</text:span><text:span text:style-name="T3"> ~/Téléchargements/FileZilla3 /opt/</text:span></text:p>
      <text:p text:style-name="P2"/>
      <text:p text:style-name="P2"><text:span text:style-name="T1"><text:tab/>2. </text:span>Crée un <text:span text:style-name="Strong_20_Emphasis">fichier desktop</text:span> :</text:p>
      <text:p text:style-name="P2"/>
      <text:p text:style-name="P2"><text:tab/><text:tab/><text:span text:style-name="T3">nano ~/.local/share/applications/filezilla.desktop</text:span></text:p>
      <text:p text:style-name="P2"/>
      <text:p text:style-name="P2">Mets ce contenu :</text:p>
      <text:p text:style-name="P2"/>
      <text:p text:style-name="P10">[Desktop Entry]</text:p>
      <text:p text:style-name="P7"><text:span text:style-name="T9">Name</text:span>=FileZilla</text:p>
      <text:p text:style-name="P7"><text:span text:style-name="T9">Comment</text:span>=Client FTP</text:p>
      <text:p text:style-name="P7"><text:span text:style-name="T9">Exec</text:span>=/opt/FileZilla3/bin/filezilla</text:p>
      <text:p text:style-name="P7"><text:span text:style-name="T9">Icon</text:span>=/opt/FileZilla3/share/icons/hicolor/<text:span text:style-name="T9">48</text:span>x48/apps/filezilla.png</text:p>
      <text:p text:style-name="P7"><text:span text:style-name="T9">Terminal</text:span>=<text:span text:style-name="T11">false</text:span></text:p>
      <text:p text:style-name="P7"><text:span text:style-name="T9">Type</text:span>=Application</text:p>
      <text:p text:style-name="P7"><text:span text:style-name="T9">Categories</text:span>=Network;FileTransfer;</text:p>
      <text:p text:style-name="P2"/>
      <text:p text:style-name="P2"><text:span text:style-name="T1"><text:tab/>3. </text:span>Sauvegarde, puis rends-le exécutable :</text:p>
      <text:p text:style-name="P2"/>
      <text:p text:style-name="P2"><text:tab/><text:tab/><text:span text:style-name="T10">chmod</text:span><text:span text:style-name="T3"> +x ~/.local/share/applications/filezilla.desktop</text:span></text:p>
      <text:p text:style-name="P2"/>
      <text:p text:style-name="P2">Tu auras FileZilla dans ton menu comme une application normale </text:p>
      <text:p text:style-name="P14">Désinstaller FileZilla </text:p>
      <text:p text:style-name="P15"/>
      <text:p text:style-name="P12"/>
      <text:p text:style-name="P11"><text:span text:style-name="T8">1. </text:span><text:span text:style-name="T7">Supprimer le dossier de FileZilla (dans </text:span><text:span text:style-name="Source_20_Text"><text:span text:style-name="T7">/opt</text:span></text:span><text:span text:style-name="T7">) :</text:span></text:p>
      <text:p text:style-name="P13"/>
      <text:p text:style-name="P13"><text:tab/><text:span text:style-name="T3">sudo </text:span><text:span text:style-name="T10">rm</text:span><text:span text:style-name="T3"> -rf /opt/FileZilla3</text:span></text:p>
      <text:p text:style-name="P13"/>
      <text:p text:style-name="P11"><text:span text:style-name="T8">2. </text:span><text:span text:style-name="T7">Supprimer le raccourci du menu (fichier </text:span><text:span text:style-name="Source_20_Text"><text:span text:style-name="T7">.desktop</text:span></text:span><text:span text:style-name="T7">) :</text:span></text:p>
      <text:p text:style-name="P13"/>
      <text:p text:style-name="P13"><text:tab/><text:span text:style-name="T10">rm</text:span><text:span text:style-name="T3"> ~/.local/share/applications/filezilla.desktop</text:span></text:p>
      <text:p text:style-name="P13"/>
      <text:p text:style-name="P11"><text:span text:style-name="T4">Après ça, FileZilla sera totalement supprimé de ton système.<text:line-break/>Seuls tes </text:span><text:span text:style-name="Strong_20_Emphasis"><text:span text:style-name="T4">fichiers de configuration personnels</text:span></text:span><text:span text:style-name="T4"> restent, dans </text:span><text:span text:style-name="Source_20_Text"><text:span text:style-name="T4">~/.config/filezilla/</text:span></text:span><text:span text:style-name="T4">. </text:span></text:p>
      <text:p text:style-name="P11"><text:span text:style-name="T4">Tu peux aussi les effacer si tu veux repartir de zéro :</text:span></text:p>
      <text:p text:style-name="P13"/>
      <text:p text:style-name="P8"><text:tab/><text:span text:style-name="T9">rm</text:span> -rf ~/.config/filezil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3:32:35.116013477</meta:creation-date>
    <meta:generator>LibreOffice/24.2.7.2$Linux_X86_64 LibreOffice_project/420$Build-2</meta:generator>
    <dc:date>2025-08-23T23:54:44.185287717</dc:date>
    <meta:editing-duration>PT22M6S</meta:editing-duration>
    <meta:editing-cycles>6</meta:editing-cycles>
    <meta:document-statistic meta:table-count="0" meta:image-count="0" meta:object-count="0" meta:page-count="2" meta:paragraph-count="39" meta:word-count="190" meta:character-count="1514" meta:non-whitespace-character-count="1344"/>
  </office:meta>
</office:document-meta>
</file>